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name-asian="宋体1" style:font-size-asian="16pt" style:font-size-complex="16pt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style:font-name="Calibri"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.635cm" fo:margin-right="0cm" fo:text-indent="-0.635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1.984cm" fo:margin-right="0cm" fo:text-indent="-0.635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8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Heading_20_2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6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size-asian="10.5pt" style:font-weight-asian="bold"/>
    </style:style>
    <style:style style:name="T5" style:family="text">
      <style:text-properties style:font-name-asian="宋体1" style:font-weight-asian="bold"/>
    </style:style>
    <style:style style:name="T6" style:family="text">
      <style:text-properties officeooo:rsid="0003bb54" style:font-name-asian="宋体1" style:language-asian="zh" style:country-asian="CN"/>
    </style:style>
    <style:style style:name="T7" style:family="text">
      <style:text-properties style:font-name="Cambria" fo:font-size="16pt" fo:font-weight="bold"/>
    </style:style>
    <style:style style:name="T8" style:family="text">
      <style:text-properties style:font-name="Cambria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weight="bold"/>
    </style:style>
    <style:style style:name="T11" style:family="text">
      <style:text-properties style:font-name="Calibri"/>
    </style:style>
    <style:style style:name="T12" style:family="text">
      <style:text-properties style:font-name="Calibri" fo:font-size="10.5pt"/>
    </style:style>
    <style:style style:name="T13" style:family="text">
      <style:text-properties style:font-name="Calibri" officeooo:rsid="0003bb54" style:language-asian="zh" style:country-asian="CN"/>
    </style:style>
    <style:style style:name="T14" style:family="text">
      <style:text-properties style:font-name="Calibri" officeooo:rsid="0003bb54" style:font-name-asian="宋体1" style:language-asian="zh" style:country-asian="CN"/>
    </style:style>
    <style:style style:name="T15" style:family="text">
      <style:text-properties fo:font-size="10.5pt"/>
    </style:style>
    <style:style style:name="T16" style:family="text">
      <style:text-properties style:font-name="Wingdings"/>
    </style:style>
    <style:style style:name="T17" style:family="text">
      <style:text-properties style:font-name="Wingdings" fo:font-size="10.5pt"/>
    </style:style>
    <style:style style:name="T18" style:family="text">
      <style:text-properties style:font-name="Wingdings" fo:font-size="10.5pt" fo:font-weight="bold"/>
    </style:style>
    <style:style style:name="T19" style:family="text">
      <style:text-properties style:font-name="Wingdings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span text:style-name="T10">1 </text:span><text:span text:style-name="T5">引入数据库的驱动</text:span><text:span text:style-name="T8">jar</text:span><text:span text:style-name="T5">包：</text:span></text:h>
      <text:p text:style-name="P1"><text:span text:style-name="T11">O</text:span>racle<text:span text:style-name="T1">：</text:span><text:span text:style-name="T11">ojdbc14-10.2.0.2.0</text:span>.jar</text:p>
      <text:p text:style-name="P1"><text:span text:style-name="T11">M</text:span>ysql: <text:span text:style-name="T11">mysql-connector-java-5.1.13-bin.jar</text:span><text:span text:style-name="T1">；</text:span></text:p>
      <text:h text:style-name="P10" text:outline-level="2"><text:span text:style-name="T10">2. </text:span><text:span text:style-name="T5">获取连接</text:span></text:h>
      <text:p text:style-name="P4"><text:span text:style-name="T1">获取连接需要两步，一是使用</text:span>DriverManager<text:span text:style-name="T1">来注册驱动，二是使用</text:span><text:span text:style-name="T11">DriverManager</text:span><text:span text:style-name="T1">来获取</text:span><text:span text:style-name="T11">Connection</text:span><text:span text:style-name="T1">对象。</text:span></text:p>
      <text:p text:style-name="P5"><text:span text:style-name="T19">Ø</text:span><text:span text:style-name="T5">注册驱动</text:span></text:p>
      <text:p text:style-name="P4"><text:span text:style-name="T1">看清楚了，注册驱动就只有一句话：</text:span>Class.forName(“<text:span text:style-name="T11">oracle.jdbc.OracleDriver”</text:span>)<text:span text:style-name="T1">。</text:span></text:p>
      <text:p text:style-name="P5"><text:span text:style-name="T19">Ø</text:span><text:span text:style-name="T5">获取连接</text:span></text:p>
      <text:p text:style-name="P4"><text:span text:style-name="T1">获取连接的也只有一句代码：</text:span>DriverManager.getConnection(url,username,password)<text:span text:style-name="T1">，其中</text:span><text:span text:style-name="T11">username</text:span><text:span text:style-name="T1">和</text:span><text:span text:style-name="T11">password</text:span><text:span text:style-name="T1">是登录数据库的用户名和密码。</text:span></text:p>
      <text:p text:style-name="P4">url<text:span text:style-name="T1">查对复杂一点，它是用来找到要连接数据库“网址”，就好比你要浏览器中查找百度时，也需要提供一个</text:span><text:span text:style-name="T11">url</text:span><text:span text:style-name="T1">。下面是</text:span><text:span text:style-name="T14">oracle</text:span><text:span text:style-name="T1">的</text:span><text:span text:style-name="T11">url</text:span><text:span text:style-name="T1">：</text:span></text:p>
      <text:p text:style-name="P3">jdbc:oracle:thin:@127.0.0.1:1521:orcl</text:p>
      <text:p text:style-name="P4">JDBC<text:span text:style-name="T1">规定</text:span><text:span text:style-name="T11">url</text:span><text:span text:style-name="T1">的格式由三部分组成，每个部分中间使用冒号分隔。</text:span></text:p>
      <text:p text:style-name="P6"><text:span text:style-name="T16">l</text:span><text:span text:style-name="T1">第一部分是</text:span>jdbc<text:span text:style-name="T1">，这是固定的；</text:span></text:p>
      <text:p text:style-name="P6"><text:span text:style-name="T16">l</text:span><text:span text:style-name="T1">第二部分是数据库名称，那么连接</text:span><text:span text:style-name="T6">oracle</text:span><text:span text:style-name="T1">数据库，第二部分当然是</text:span><text:span text:style-name="T14">oracle</text:span><text:span text:style-name="T1">了；</text:span></text:p>
      <text:p text:style-name="P6"><text:span text:style-name="T16">l</text:span><text:span text:style-name="T1">第三部分是由数据库厂商规定的，我们需要了解每个数据库厂商的要求，</text:span><text:span text:style-name="T6">oracle</text:span><text:span text:style-name="T1">的第三部分分别由数据库服务器的</text:span><text:span text:style-name="T11">IP</text:span><text:span text:style-name="T1">地址（</text:span><text:span text:style-name="T11">localhost</text:span><text:span text:style-name="T1">）、端口号（</text:span><text:span text:style-name="T14">1521</text:span><text:span text:style-name="T1">），以及</text:span><text:span text:style-name="T11">DATABASE</text:span><text:span text:style-name="T1">名称</text:span><text:span text:style-name="T11">(</text:span><text:span text:style-name="T13">orcl</text:span><text:span text:style-name="T11">)</text:span><text:span text:style-name="T1">组成。</text:span></text:p>
      <text:p text:style-name="P2">　　</text:p>
      <text:p text:style-name="P7">下面是获取连接的语句：</text:p>
      <text:p text:style-name="P4">Connection con = DriverManager.getConnection(“<text:span text:style-name="T11">jdbc:oracle:thin:@127.0.0.1:1521:orcl</text:span></text:p>
      <text:p text:style-name="P8">”,”username”,”password”);</text:p>
      <text:h text:style-name="P10" text:outline-level="2"><text:soft-page-break/><text:span text:style-name="T10">3</text:span><text:span text:style-name="T5">　获取</text:span><text:span text:style-name="T8">Statement</text:span></text:h>
      <text:p text:style-name="P4"><text:span text:style-name="T1">在得到</text:span>Connectoin<text:span text:style-name="T1">之后，说明已经与数据库连接上了，下面是通过</text:span><text:span text:style-name="T11">Connection</text:span><text:span text:style-name="T1">获取</text:span><text:span text:style-name="T11">Statement</text:span><text:span text:style-name="T1">对象的代码：</text:span></text:p>
      <text:p text:style-name="P4">Statement stmt = con.createStatement();</text:p>
      <text:p text:style-name="P4">Statement<text:span text:style-name="T1">是用来向数据库发送要执行的</text:span><text:span text:style-name="T11">SQL</text:span><text:span text:style-name="T1">语句的！</text:span></text:p>
      <text:h text:style-name="P10" text:outline-level="2"><text:span text:style-name="T10">4</text:span><text:span text:style-name="T5">　发送</text:span><text:span text:style-name="T8">SQL</text:span><text:span text:style-name="T5">增、删、改、查语句</text:span></text:h>
      <text:p text:style-name="P8">String sql = “insert into user value(’zhangSan’, ’123’)”;</text:p>
      <text:p text:style-name="P8">int m = stmt.executeUpdate(sql);</text:p>
      <text:p text:style-name="P4"><text:span text:style-name="T1">其中</text:span>int<text:span text:style-name="T1">类型的返回值表示执行这条</text:span><text:span text:style-name="T11">SQL</text:span><text:span text:style-name="T1">语句所影响的行数，我们知道，对</text:span><text:span text:style-name="T11">insert</text:span><text:span text:style-name="T1">来说，最后只能影响一行，而</text:span><text:span text:style-name="T11">update</text:span><text:span text:style-name="T1">和</text:span><text:span text:style-name="T11">delete</text:span><text:span text:style-name="T1">可能会影响</text:span><text:span text:style-name="T11">0~n</text:span><text:span text:style-name="T1">行。</text:span></text:p>
      <text:p text:style-name="P4"><text:span text:style-name="T1">如果</text:span>SQL<text:span text:style-name="T1">语句执行失败，那么</text:span><text:span text:style-name="T11">executeUpdate()</text:span><text:span text:style-name="T1">会抛出一个</text:span><text:span text:style-name="T11">SQLException</text:span><text:span text:style-name="T1">。</text:span></text:p>
      <text:p text:style-name="P4"><text:span text:style-name="T1">发送</text:span>SQL<text:span text:style-name="T1">查询语句</text:span></text:p>
      <text:p text:style-name="P8">String sql = “select * from user”;</text:p>
      <text:p text:style-name="P8">ResultSet rs = stmt.executeQuery(sql);</text:p>
      <text:p text:style-name="P8"><text:span text:style-name="T1">请注册，执行查询使用的不是</text:span>executeUpdate()<text:span text:style-name="T1">方法，而是</text:span><text:span text:style-name="T11">executeQuery()</text:span><text:span text:style-name="T1">方法。</text:span><text:span text:style-name="T11">executeQuery()</text:span><text:span text:style-name="T1">方法返回的是</text:span><text:span text:style-name="T11">ResultSet</text:span><text:span text:style-name="T1">，</text:span><text:span text:style-name="T11">ResultSet</text:span><text:span text:style-name="T1">封装了查询结果，我们称之为结果集。</text:span></text:p>
      <text:h text:style-name="P10" text:outline-level="2"><text:span text:style-name="T10">5</text:span><text:span text:style-name="T5">　如果是查询读取结果集中的数据</text:span></text:h>
      <text:p text:style-name="P4">ResultSet<text:span text:style-name="T1">就是一张二维的表格，它内部有一个“行光标”，光标默认的位置在“第一行上方”，我们可以调用</text:span><text:span text:style-name="T11">rs</text:span><text:span text:style-name="T1">对象的</text:span><text:span text:style-name="T11">next()</text:span><text:span text:style-name="T1">方法把“行光标”向下移动一行，当第一次调用</text:span><text:span text:style-name="T11">next()</text:span><text:span text:style-name="T1">方法时，“行光标”就到了第一行记录的位置，这时就可以使用</text:span><text:span text:style-name="T11">ResultSet</text:span><text:span text:style-name="T1">提供的</text:span><text:span text:style-name="T11">getXXX(int col)</text:span><text:span text:style-name="T1">方法来获取指定列的数据了：</text:span></text:p>
      <text:p text:style-name="P4">rs.next();//<text:span text:style-name="T1">光标移动到下一行</text:span></text:p>
      <text:p text:style-name="P4">rs.getInt(1);//<text:span text:style-name="T1">获取第一行第一列的数据</text:span></text:p>
      <text:p text:style-name="P4"><text:span text:style-name="T1">当你使用</text:span>rs.getInt(1)<text:span text:style-name="T1">方法时，你必须可以肯定第</text:span><text:span text:style-name="T11">1</text:span><text:span text:style-name="T1">列的数据类型就是</text:span><text:span text:style-name="T11">int</text:span><text:span text:style-name="T1">类型，如果你不能肯定，那么最好使用</text:span><text:span text:style-name="T11">rs.getObject(1)</text:span><text:span text:style-name="T1">。在</text:span><text:span text:style-name="T11">ResultSet</text:span><text:span text:style-name="T1">类中提供了一系列的</text:span><text:span text:style-name="T11">getXXX()</text:span><text:span text:style-name="T1">方法，比较常用的方法有：</text:span></text:p>
      <text:p text:style-name="P4"><text:soft-page-break/>Object getObject(int col)</text:p>
      <text:p text:style-name="P4">String getString(int col)</text:p>
      <text:p text:style-name="P4">int getInt(int col)</text:p>
      <text:p text:style-name="P4">double getDouble(int col)</text:p>
      <text:h text:style-name="P10" text:outline-level="2"><text:span text:style-name="T10">6</text:span><text:span text:style-name="T5">　关闭资源</text:span></text:h>
      <text:p text:style-name="P8"><text:span text:style-name="T1">与</text:span>IO<text:span text:style-name="T1">流一样，使用后的东西都需要关闭！关闭的顺序是先得到的后关闭，后得到的先关闭。</text:span></text:p>
      <text:p text:style-name="P8">rs.close();</text:p>
      <text:p text:style-name="P8">stmt.close();</text:p>
      <text:p text:style-name="P8">con.close();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S</meta:editing-duration>
    <meta:editing-cycles>4</meta:editing-cycles>
    <meta:generator>LibreOffice/5.3.0.3$Windows_X86_64 LibreOffice_project/7074905676c47b82bbcfbea1aeefc84afe1c50e1</meta:generator>
    <dc:date>2018-03-03T16:40:58.055000000</dc:date>
    <meta:document-statistic meta:table-count="0" meta:image-count="0" meta:object-count="0" meta:page-count="3" meta:paragraph-count="46" meta:word-count="850" meta:character-count="1809" meta:non-whitespace-character-count="1765"/>
    <meta:user-defined meta:name="Info 1"/>
    <meta:user-defined meta:name="Info 2"/>
    <meta:user-defined meta:name="Info 3"/>
    <meta:user-defined meta:name="Info 4"/>
  </office:meta>
</office:document-meta>
</file>